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4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2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toxic</text:p>
          </table:table-cell>
          <table:table-cell office:value-type="string" calcext:value-type="string">
            <text:p>severe_toxic</text:p>
          </table:table-cell>
          <table:table-cell office:value-type="string" calcext:value-type="string">
            <text:p>obscene</text:p>
          </table:table-cell>
          <table:table-cell office:value-type="string" calcext:value-type="string">
            <text:p>threat</text:p>
          </table:table-cell>
          <table:table-cell office:value-type="string" calcext:value-type="string">
            <text:p>insult</text:p>
          </table:table-cell>
          <table:table-cell office:value-type="string" calcext:value-type="string">
            <text:p>identity_hate</text:p>
          </table:table-cell>
          <table:table-cell office:value-type="string" calcext:value-type="string">
            <text:p>public_score</text:p>
          </table:table-cell>
          <table:table-cell office:value-type="string" calcext:value-type="string">
            <text:p>private_score</text:p>
          </table:table-cell>
        </table:table-row>
        <table:table-row table:style-name="ro1">
          <table:table-cell office:value-type="string" calcext:value-type="string">
            <text:p>char_ngrams</text:p>
          </table:table-cell>
          <table:table-cell office:value-type="float" office:value="0.979063471010894" calcext:value-type="float">
            <text:p>0.979063471010894</text:p>
          </table:table-cell>
          <table:table-cell office:value-type="float" office:value="0.988513818954318" calcext:value-type="float">
            <text:p>0.988513818954318</text:p>
          </table:table-cell>
          <table:table-cell office:value-type="float" office:value="0.990323876160348" calcext:value-type="float">
            <text:p>0.990323876160348</text:p>
          </table:table-cell>
          <table:table-cell office:value-type="float" office:value="0.987978666182754" calcext:value-type="float">
            <text:p>0.987978666182754</text:p>
          </table:table-cell>
          <table:table-cell office:value-type="float" office:value="0.98275793539786" calcext:value-type="float">
            <text:p>0.98275793539786</text:p>
          </table:table-cell>
          <table:table-cell office:value-type="float" office:value="0.983036337338812" calcext:value-type="float">
            <text:p>0.983036337338812</text:p>
          </table:table-cell>
          <table:table-cell office:value-type="float" office:value="0.98682" calcext:value-type="float">
            <text:p>0.98682</text:p>
          </table:table-cell>
          <table:table-cell office:value-type="float" office:value="0.9889" calcext:value-type="float">
            <text:p>0.9889</text:p>
          </table:table-cell>
        </table:table-row>
        <table:table-row table:style-name="ro1">
          <table:table-cell office:value-type="string" calcext:value-type="string">
            <text:p>stop words(less features)</text:p>
          </table:table-cell>
          <table:table-cell office:value-type="float" office:value="0.966582599833527" calcext:value-type="float">
            <text:p>0.966582599833527</text:p>
          </table:table-cell>
          <table:table-cell office:value-type="float" office:value="0.983627291906428" calcext:value-type="float">
            <text:p>0.983627291906428</text:p>
          </table:table-cell>
          <table:table-cell office:value-type="float" office:value="0.982013984778008" calcext:value-type="float">
            <text:p>0.982013984778008</text:p>
          </table:table-cell>
          <table:table-cell office:value-type="float" office:value="0.977618885199066" calcext:value-type="float">
            <text:p>0.977618885199066</text:p>
          </table:table-cell>
          <table:table-cell office:value-type="float" office:value="0.973366148510647" calcext:value-type="float">
            <text:p>0.973366148510647</text:p>
          </table:table-cell>
          <table:table-cell office:value-type="float" office:value="0.973539222877908" calcext:value-type="float">
            <text:p>0.973539222877908</text:p>
          </table:table-cell>
          <table:table-cell office:value-type="float" office:value="0.97959" calcext:value-type="float">
            <text:p>0.97959</text:p>
          </table:table-cell>
          <table:table-cell office:value-type="float" office:value="0.9837" calcext:value-type="float">
            <text:p>0.9837</text:p>
          </table:table-cell>
        </table:table-row>
        <table:table-row table:style-name="ro1">
          <table:table-cell office:value-type="string" calcext:value-type="string">
            <text:p>stop words(lmore features)</text:p>
          </table:table-cell>
          <table:table-cell office:value-type="float" office:value="0.968404542045889" calcext:value-type="float">
            <text:p>0.968404542045889</text:p>
          </table:table-cell>
          <table:table-cell office:value-type="float" office:value="0.984246115407275" calcext:value-type="float">
            <text:p>0.984246115407275</text:p>
          </table:table-cell>
          <table:table-cell office:value-type="float" office:value="0.983979582487642" calcext:value-type="float">
            <text:p>0.983979582487642</text:p>
          </table:table-cell>
          <table:table-cell office:value-type="float" office:value="0.977404066373991" calcext:value-type="float">
            <text:p>0.977404066373991</text:p>
          </table:table-cell>
          <table:table-cell office:value-type="float" office:value="0.975086099382884" calcext:value-type="float">
            <text:p>0.975086099382884</text:p>
          </table:table-cell>
          <table:table-cell office:value-type="float" office:value="0.974249546857775" calcext:value-type="float">
            <text:p>0.974249546857775</text:p>
          </table:table-cell>
          <table:table-cell office:value-type="float" office:value="0.98009" calcext:value-type="float">
            <text:p>0.98009</text:p>
          </table:table-cell>
          <table:table-cell office:value-type="float" office:value="0.98375" calcext:value-type="float">
            <text:p>0.98375</text:p>
          </table:table-cell>
        </table:table-row>
        <table:table-row table:style-name="ro1">
          <table:table-cell office:value-type="string" calcext:value-type="string">
            <text:p>toxic_lr</text:p>
          </table:table-cell>
          <table:table-cell table:number-columns-repeated="6"/>
          <table:table-cell office:value-type="float" office:value="0.98807" calcext:value-type="float">
            <text:p>0.98807</text:p>
          </table:table-cell>
          <table:table-cell office:value-type="float" office:value="0.98291" calcext:value-type="float">
            <text:p>0.98291</text:p>
          </table:table-cell>
        </table:table-row>
        <table:table-row table:style-name="ro1">
          <table:table-cell office:value-type="string" calcext:value-type="string">
            <text:p>naive bayes</text:p>
          </table:table-cell>
          <table:table-cell office:value-type="string" calcext:value-type="string">
            <text:p>didn’t work <text:s text:c="4"/>---------------------------------------------------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5">00/00/0000</text:date>, <text:time style:data-style-name="N2" text:time-value="00:16:07.5174152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01:07:25.814515981</meta:creation-date>
    <dc:date>2018-12-05T00:21:55.893412060</dc:date>
    <meta:editing-duration>PT53M5S</meta:editing-duration>
    <meta:editing-cycles>2</meta:editing-cycles>
    <meta:generator>LibreOffice/6.0.3.2$Linux_X86_64 LibreOffice_project/00m0$Build-2</meta:generator>
    <meta:document-statistic meta:table-count="1" meta:cell-count="40" meta:object-count="0"/>
  </office:meta>
</office:document-meta>
</file>